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00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 style:list-style-name="L3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T1" style:family="text">
      <style:text-properties fo:font-size="48pt" fo:font-weight="bold"/>
    </style:style>
    <style:style style:name="T2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0.573cm" svg:x="1.301cm" svg:y="5.295cm" presentation:class="title" presentation:user-transformed="true">
          <draw:text-box>
            <text:p text:style-name="P1"><text:span text:style-name="T1">Range Trees</text:span><text:span text:style-name="T1"><text:line-break/></text:span><text:line-break/><text:line-break/>IOI Training Camp 2<text:line-break/>2006<text:line-break/>Keegan C-Smith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Overview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Not called a range tree.</text:p>
              </text:list-item>
            </text:list>
            <text:list text:style-name="L2">
              <text:list-item>
                <text:p text:style-name="P3">Range trees can tell you how many of an item you in O (log n)</text:p>
              </text:list-item>
            </text:list>
            <text:list text:style-name="L2">
              <text:list-item>
                <text:p text:style-name="P3">Insertions in avg case: O (log n)</text:p>
              </text:list-item>
            </text:list>
            <text:list text:style-name="L2">
              <text:list-item>
                <text:p text:style-name="P3">Insertions can be ranges or single number.</text:p>
              </text:list-item>
            </text:list>
            <text:list text:style-name="L2">
              <text:list-item>
                <text:p text:style-name="P3">All ranges must be Integer ran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draw:frame presentation:style-name="pr3" draw:text-style-name="P1" draw:layer="layout" svg:width="25.199cm" svg:height="3.507cm" svg:x="1.4cm" svg:y="0.837cm" presentation:class="title">
          <draw:text-box>
            <text:p text:style-name="P1">How it works</text:p>
          </draw:text-box>
        </draw:frame>
        <draw:frame presentation:style-name="pr4" draw:text-style-name="P3" draw:layer="layout" svg:width="12.296cm" svg:height="15.237cm" svg:x="1.4cm" svg:y="4.914cm" presentation:class="outline" presentation:user-transformed="true">
          <draw:text-box>
            <text:list text:style-name="L2">
              <text:list-item>
                <text:p text:style-name="P3">Complete binary tree.</text:p>
              </text:list-item>
            </text:list>
            <text:list text:style-name="L2">
              <text:list-item>
                <text:p text:style-name="P3">Root encompasses entire range.</text:p>
              </text:list-item>
            </text:list>
            <text:list text:style-name="L2">
              <text:list-item>
                <text:p text:style-name="P3">Each node will cover a range [A,B].</text:p>
              </text:list-item>
            </text:list>
            <text:list text:style-name="L2">
              <text:list-item>
                <text:list>
                  <text:list-item>
                    <text:p text:style-name="P4">Left child will have range [A,(A+B)/2]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ight child will have range ((A+B)/2,B]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A == B, a node has no children.</text:p>
                  </text:list-item>
                </text:list>
              </text:list-item>
            </text:list>
          </draw:text-box>
        </draw:frame>
        <draw:rect draw:style-name="gr2" draw:text-style-name="P6" draw:id="id1" draw:layer="layout" svg:width="3cm" svg:height="1.5cm" svg:x="20.5cm" svg:y="5.5cm">
          <text:p text:style-name="P5">A -&gt; B</text:p>
        </draw:rect>
        <draw:rect draw:style-name="gr2" draw:text-style-name="P6" draw:id="id3" draw:layer="layout" svg:width="3cm" svg:height="1.5cm" svg:x="23.5cm" svg:y="8.8cm">
          <text:p text:style-name="P5">A -&gt; B</text:p>
        </draw:rect>
        <draw:rect draw:style-name="gr2" draw:text-style-name="P6" draw:id="id2" draw:layer="layout" svg:width="3cm" svg:height="1.5cm" svg:x="17.5cm" svg:y="8.8cm">
          <text:p text:style-name="P5">A -&gt; B</text:p>
        </draw:rect>
        <draw:connector draw:style-name="gr3" draw:text-style-name="P6" draw:layer="layout" draw:type="line" svg:x1="22cm" svg:y1="7cm" svg:x2="19cm" svg:y2="8.8cm" draw:start-shape="id1" draw:start-glue-point="2" draw:end-shape="id2" draw:end-glue-point="0">
          <text:p text:style-name="P1"/>
        </draw:connector>
        <draw:connector draw:style-name="gr3" draw:text-style-name="P6" draw:layer="layout" draw:type="line" svg:x1="22cm" svg:y1="7cm" svg:x2="25cm" svg:y2="8.8cm" draw:start-shape="id1" draw:start-glue-point="2" draw:end-shape="id3" draw:end-glue-point="0">
          <text:p text:style-name="P1"/>
        </draw:connector>
        <draw:custom-shape draw:style-name="gr4" draw:text-style-name="P6" draw:layer="layout" svg:width="1cm" svg:height="2cm" svg:x="21.5cm" svg:y="11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6" draw:id="id4" draw:layer="layout" svg:width="3cm" svg:height="1.5cm" svg:x="20.5cm" svg:y="5.5cm">
          <text:p text:style-name="P5">A -&gt; B</text:p>
        </draw:rect>
        <draw:rect draw:style-name="gr2" draw:text-style-name="P6" draw:id="id6" draw:layer="layout" svg:width="5cm" svg:height="1.5cm" svg:x="22.5cm" svg:y="8.8cm">
          <text:p text:style-name="P5">(A+B)/2 + 1 -&gt; B</text:p>
        </draw:rect>
        <draw:rect draw:style-name="gr2" draw:text-style-name="P6" draw:id="id5" draw:layer="layout" svg:width="5cm" svg:height="1.5cm" svg:x="16.5cm" svg:y="8.8cm">
          <text:p text:style-name="P5">A -&gt; (A+B)/2</text:p>
        </draw:rect>
        <draw:connector draw:style-name="gr3" draw:text-style-name="P6" draw:layer="layout" draw:type="line" svg:x1="22cm" svg:y1="7cm" svg:x2="19cm" svg:y2="8.8cm" draw:start-shape="id4" draw:start-glue-point="2" draw:end-shape="id5" draw:end-glue-point="0">
          <text:p text:style-name="P1"/>
        </draw:connector>
        <draw:connector draw:style-name="gr3" draw:text-style-name="P6" draw:layer="layout" draw:type="line" svg:x1="22cm" svg:y1="7cm" svg:x2="25cm" svg:y2="8.8cm" draw:start-shape="id4" draw:start-glue-point="2" draw:end-shape="id6" draw:end-glue-point="0">
          <text:p text:style-name="P1"/>
        </draw:connector>
        <draw:rect draw:style-name="gr2" draw:text-style-name="P6" draw:id="id7" draw:layer="layout" svg:width="3cm" svg:height="1.5cm" svg:x="20.5cm" svg:y="14.2cm">
          <text:p text:style-name="P5">5 -&gt; 10</text:p>
        </draw:rect>
        <draw:rect draw:style-name="gr2" draw:text-style-name="P6" draw:id="id9" draw:layer="layout" svg:width="3cm" svg:height="1.5cm" svg:x="23.5cm" svg:y="17.5cm">
          <text:p text:style-name="P5">8 -&gt; 10</text:p>
        </draw:rect>
        <draw:rect draw:style-name="gr2" draw:text-style-name="P6" draw:id="id8" draw:layer="layout" svg:width="3cm" svg:height="1.5cm" svg:x="17.5cm" svg:y="17.5cm">
          <text:p text:style-name="P5">5 -&gt; 7</text:p>
        </draw:rect>
        <draw:connector draw:style-name="gr3" draw:text-style-name="P6" draw:layer="layout" draw:type="line" svg:x1="22cm" svg:y1="15.7cm" svg:x2="19cm" svg:y2="17.5cm" draw:start-shape="id7" draw:start-glue-point="2" draw:end-shape="id8" draw:end-glue-point="0">
          <text:p text:style-name="P1"/>
        </draw:connector>
        <draw:connector draw:style-name="gr3" draw:text-style-name="P6" draw:layer="layout" draw:type="line" svg:x1="22cm" svg:y1="15.7cm" svg:x2="25cm" svg:y2="17.5cm" draw:start-shape="id7" draw:start-glue-point="2" draw:end-shape="id9" draw:end-glue-point="0">
          <text:p text:style-name="P1"/>
        </draw:connecto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How it works cont.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Because ranges have to be indexes, (A+B)/2 must be floored or ceil. For these slides I am going to use floor.</text:p>
              </text:list-item>
            </text:list>
            <text:list text:style-name="L3">
              <text:list-item>
                <text:p text:style-name="P1">Ranges must be inclus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Insert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When passing through a node:</text:p>
              </text:list-item>
            </text:list>
            <text:list text:style-name="L2">
              <text:list-item>
                <text:list>
                  <text:list-item>
                    <text:p text:style-name="P4">If every num in range is in nodes range, increase node's count. Do not traverse childre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no num in range is in left child's range, do not traverse left chil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no num in range is in right child's range, do not traverse right chil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Inserting examples</text:p>
          </draw:text-box>
        </draw:frame>
        <draw:rect draw:style-name="gr2" draw:text-style-name="P6" draw:id="id10" draw:layer="layout" svg:width="2.5cm" svg:height="2cm" svg:x="12.8cm" svg:y="6.8cm">
          <text:p text:style-name="P5">1 -&gt; 4</text:p>
          <text:p text:style-name="P5">0</text:p>
        </draw:rect>
        <draw:rect draw:style-name="gr2" draw:text-style-name="P6" draw:id="id12" draw:layer="layout" svg:width="2.5cm" svg:height="2cm" svg:x="17cm" svg:y="10.1cm">
          <text:p text:style-name="P5">3 -&gt; 4</text:p>
          <text:p text:style-name="P5">1</text:p>
        </draw:rect>
        <draw:rect draw:style-name="gr2" draw:text-style-name="P6" draw:id="id13" draw:layer="layout" svg:width="2.5cm" svg:height="2cm" svg:x="6.4cm" svg:y="13.8cm">
          <text:p text:style-name="P5">1 -&gt; 1</text:p>
          <text:p text:style-name="P5">0</text:p>
        </draw:rect>
        <draw:rect draw:style-name="gr2" draw:text-style-name="P6" draw:id="id14" draw:layer="layout" svg:width="2.5cm" svg:height="2cm" svg:x="11cm" svg:y="13.8cm">
          <text:p text:style-name="P5">2 -&gt; 2</text:p>
          <text:p text:style-name="P5">0</text:p>
        </draw:rect>
        <draw:rect draw:style-name="gr2" draw:text-style-name="P6" draw:id="id15" draw:layer="layout" svg:width="2.5cm" svg:height="2cm" svg:x="14.7cm" svg:y="13.8cm">
          <text:p text:style-name="P5">3 -&gt; 3</text:p>
          <text:p text:style-name="P5">2</text:p>
        </draw:rect>
        <draw:rect draw:style-name="gr2" draw:text-style-name="P6" draw:id="id11" draw:layer="layout" svg:width="2.5cm" svg:height="2cm" svg:x="8.6cm" svg:y="10.1cm">
          <text:p text:style-name="P5">1 -&gt; 2</text:p>
          <text:p text:style-name="P5">2</text:p>
        </draw:rect>
        <draw:rect draw:style-name="gr2" draw:text-style-name="P6" draw:id="id16" draw:layer="layout" svg:width="2.5cm" svg:height="2cm" svg:x="19.3cm" svg:y="13.8cm">
          <text:p text:style-name="P5">4 -&gt; 4</text:p>
          <text:p text:style-name="P5">0</text:p>
        </draw:rect>
        <draw:connector draw:style-name="gr5" draw:text-style-name="P6" draw:layer="layout" draw:type="line" svg:x1="14.05cm" svg:y1="8.8cm" svg:x2="9.85cm" svg:y2="10.1cm" draw:start-shape="id10" draw:start-glue-point="2" draw:end-shape="id11" draw:end-glue-point="0">
          <text:p text:style-name="P1"/>
        </draw:connector>
        <draw:connector draw:style-name="gr5" draw:text-style-name="P6" draw:layer="layout" draw:type="line" svg:x1="14.05cm" svg:y1="8.8cm" svg:x2="18.25cm" svg:y2="10.1cm" draw:start-shape="id10" draw:start-glue-point="2" draw:end-shape="id12" draw:end-glue-point="0">
          <text:p text:style-name="P1"/>
        </draw:connector>
        <draw:connector draw:style-name="gr5" draw:text-style-name="P6" draw:layer="layout" draw:type="line" svg:x1="9.85cm" svg:y1="12.1cm" svg:x2="7.65cm" svg:y2="13.8cm" draw:start-shape="id11" draw:start-glue-point="2" draw:end-shape="id13" draw:end-glue-point="0">
          <text:p text:style-name="P1"/>
        </draw:connector>
        <draw:connector draw:style-name="gr5" draw:text-style-name="P6" draw:layer="layout" draw:type="line" svg:x1="9.85cm" svg:y1="12.1cm" svg:x2="12.25cm" svg:y2="13.8cm" draw:start-shape="id11" draw:start-glue-point="2" draw:end-shape="id14" draw:end-glue-point="0">
          <text:p text:style-name="P1"/>
        </draw:connector>
        <draw:connector draw:style-name="gr5" draw:text-style-name="P6" draw:layer="layout" draw:type="line" svg:x1="18.25cm" svg:y1="12.1cm" svg:x2="15.95cm" svg:y2="13.8cm" draw:start-shape="id12" draw:start-glue-point="2" draw:end-shape="id15" draw:end-glue-point="0">
          <text:p text:style-name="P1"/>
        </draw:connector>
        <draw:connector draw:style-name="gr5" draw:text-style-name="P6" draw:layer="layout" draw:type="line" svg:x1="18.25cm" svg:y1="12.1cm" svg:x2="20.55cm" svg:y2="13.8cm" draw:start-shape="id12" draw:start-glue-point="2" draw:end-shape="id16" draw:end-glue-point="0">
          <text:p text:style-name="P1"/>
        </draw:connecto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Inserting 1-&gt;4</text:p>
          </draw:text-box>
        </draw:frame>
        <draw:rect draw:style-name="gr6" draw:text-style-name="P5" draw:id="id17" draw:layer="layout" svg:width="2.5cm" svg:height="2cm" svg:x="12.8cm" svg:y="6.8cm">
          <text:p text:style-name="P5">1 -&gt; 4</text:p>
          <text:p text:style-name="P5">1</text:p>
        </draw:rect>
        <draw:rect draw:style-name="gr2" draw:text-style-name="P6" draw:id="id19" draw:layer="layout" svg:width="2.5cm" svg:height="2cm" svg:x="17cm" svg:y="10.1cm">
          <text:p text:style-name="P5">3 -&gt; 4</text:p>
          <text:p text:style-name="P5">1</text:p>
        </draw:rect>
        <draw:rect draw:style-name="gr2" draw:text-style-name="P6" draw:id="id20" draw:layer="layout" svg:width="2.5cm" svg:height="2cm" svg:x="6.4cm" svg:y="13.8cm">
          <text:p text:style-name="P5">1 -&gt; 1</text:p>
          <text:p text:style-name="P5">0</text:p>
        </draw:rect>
        <draw:rect draw:style-name="gr2" draw:text-style-name="P6" draw:id="id21" draw:layer="layout" svg:width="2.5cm" svg:height="2cm" svg:x="11cm" svg:y="13.8cm">
          <text:p text:style-name="P5">2 -&gt; 2</text:p>
          <text:p text:style-name="P5">0</text:p>
        </draw:rect>
        <draw:rect draw:style-name="gr2" draw:text-style-name="P6" draw:id="id22" draw:layer="layout" svg:width="2.5cm" svg:height="2cm" svg:x="14.7cm" svg:y="13.8cm">
          <text:p text:style-name="P5">3 -&gt; 3</text:p>
          <text:p text:style-name="P5">2</text:p>
        </draw:rect>
        <draw:rect draw:style-name="gr2" draw:text-style-name="P6" draw:id="id18" draw:layer="layout" svg:width="2.5cm" svg:height="2cm" svg:x="8.6cm" svg:y="10.1cm">
          <text:p text:style-name="P5">1 -&gt; 2</text:p>
          <text:p text:style-name="P5">2</text:p>
        </draw:rect>
        <draw:rect draw:style-name="gr2" draw:text-style-name="P6" draw:id="id23" draw:layer="layout" svg:width="2.5cm" svg:height="2cm" svg:x="19.3cm" svg:y="13.8cm">
          <text:p text:style-name="P5">4 -&gt; 4</text:p>
          <text:p text:style-name="P5">0</text:p>
        </draw:rect>
        <draw:connector draw:style-name="gr5" draw:text-style-name="P6" draw:layer="layout" draw:type="line" svg:x1="14.05cm" svg:y1="8.8cm" svg:x2="9.85cm" svg:y2="10.1cm" draw:start-shape="id17" draw:start-glue-point="2" draw:end-shape="id18" draw:end-glue-point="0">
          <text:p text:style-name="P1"/>
        </draw:connector>
        <draw:connector draw:style-name="gr5" draw:text-style-name="P6" draw:layer="layout" draw:type="line" svg:x1="14.05cm" svg:y1="8.8cm" svg:x2="18.25cm" svg:y2="10.1cm" draw:start-shape="id17" draw:start-glue-point="2" draw:end-shape="id19" draw:end-glue-point="0">
          <text:p text:style-name="P1"/>
        </draw:connector>
        <draw:connector draw:style-name="gr5" draw:text-style-name="P6" draw:layer="layout" draw:type="line" svg:x1="9.85cm" svg:y1="12.1cm" svg:x2="7.65cm" svg:y2="13.8cm" draw:start-shape="id18" draw:start-glue-point="2" draw:end-shape="id20" draw:end-glue-point="0">
          <text:p text:style-name="P1"/>
        </draw:connector>
        <draw:connector draw:style-name="gr5" draw:text-style-name="P6" draw:layer="layout" draw:type="line" svg:x1="9.85cm" svg:y1="12.1cm" svg:x2="12.25cm" svg:y2="13.8cm" draw:start-shape="id18" draw:start-glue-point="2" draw:end-shape="id21" draw:end-glue-point="0">
          <text:p text:style-name="P1"/>
        </draw:connector>
        <draw:connector draw:style-name="gr5" draw:text-style-name="P6" draw:layer="layout" draw:type="line" svg:x1="18.25cm" svg:y1="12.1cm" svg:x2="15.95cm" svg:y2="13.8cm" draw:start-shape="id19" draw:start-glue-point="2" draw:end-shape="id22" draw:end-glue-point="0">
          <text:p text:style-name="P1"/>
        </draw:connector>
        <draw:connector draw:style-name="gr5" draw:text-style-name="P6" draw:layer="layout" draw:type="line" svg:x1="18.25cm" svg:y1="12.1cm" svg:x2="20.55cm" svg:y2="13.8cm" draw:start-shape="id19" draw:start-glue-point="2" draw:end-shape="id23" draw:end-glue-point="0">
          <text:p text:style-name="P1"/>
        </draw:connecto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Inserting 2-&gt;3</text:p>
          </draw:text-box>
        </draw:frame>
        <draw:rect draw:style-name="gr7" draw:text-style-name="P5" draw:id="id24" draw:layer="layout" svg:width="2.5cm" svg:height="2cm" svg:x="12.8cm" svg:y="6.8cm">
          <text:p text:style-name="P5">1 -&gt; 4</text:p>
          <text:p text:style-name="P5">1</text:p>
        </draw:rect>
        <draw:rect draw:style-name="gr7" draw:text-style-name="P5" draw:id="id26" draw:layer="layout" svg:width="2.5cm" svg:height="2cm" svg:x="17cm" svg:y="10.1cm">
          <text:p text:style-name="P5">3 -&gt; 4</text:p>
          <text:p text:style-name="P5">1</text:p>
        </draw:rect>
        <draw:rect draw:style-name="gr2" draw:text-style-name="P6" draw:id="id27" draw:layer="layout" svg:width="2.5cm" svg:height="2cm" svg:x="6.4cm" svg:y="13.8cm">
          <text:p text:style-name="P5">1 -&gt; 1</text:p>
          <text:p text:style-name="P5">0</text:p>
        </draw:rect>
        <draw:rect draw:style-name="gr6" draw:text-style-name="P5" draw:id="id28" draw:layer="layout" svg:width="2.5cm" svg:height="2cm" svg:x="11cm" svg:y="13.8cm">
          <text:p text:style-name="P5">2 -&gt; 2</text:p>
          <text:p text:style-name="P5">1</text:p>
        </draw:rect>
        <draw:rect draw:style-name="gr6" draw:text-style-name="P5" draw:id="id29" draw:layer="layout" svg:width="2.5cm" svg:height="2cm" svg:x="14.7cm" svg:y="13.8cm">
          <text:p text:style-name="P5">3 -&gt; 3</text:p>
          <text:p text:style-name="P5">3</text:p>
        </draw:rect>
        <draw:rect draw:style-name="gr7" draw:text-style-name="P5" draw:id="id25" draw:layer="layout" svg:width="2.5cm" svg:height="2cm" svg:x="8.6cm" svg:y="10.1cm">
          <text:p text:style-name="P5">1 -&gt; 2</text:p>
          <text:p text:style-name="P5">2</text:p>
        </draw:rect>
        <draw:rect draw:style-name="gr2" draw:text-style-name="P6" draw:id="id30" draw:layer="layout" svg:width="2.5cm" svg:height="2cm" svg:x="19.3cm" svg:y="13.8cm">
          <text:p text:style-name="P5">4 -&gt; 4</text:p>
          <text:p text:style-name="P5">0</text:p>
        </draw:rect>
        <draw:connector draw:style-name="gr5" draw:text-style-name="P6" draw:layer="layout" draw:type="line" svg:x1="14.05cm" svg:y1="8.8cm" svg:x2="9.85cm" svg:y2="10.1cm" draw:start-shape="id24" draw:start-glue-point="2" draw:end-shape="id25" draw:end-glue-point="0">
          <text:p text:style-name="P1"/>
        </draw:connector>
        <draw:connector draw:style-name="gr5" draw:text-style-name="P6" draw:layer="layout" draw:type="line" svg:x1="14.05cm" svg:y1="8.8cm" svg:x2="18.25cm" svg:y2="10.1cm" draw:start-shape="id24" draw:start-glue-point="2" draw:end-shape="id26" draw:end-glue-point="0">
          <text:p text:style-name="P1"/>
        </draw:connector>
        <draw:connector draw:style-name="gr5" draw:text-style-name="P6" draw:layer="layout" draw:type="line" svg:x1="9.85cm" svg:y1="12.1cm" svg:x2="7.65cm" svg:y2="13.8cm" draw:start-shape="id25" draw:start-glue-point="2" draw:end-shape="id27" draw:end-glue-point="0">
          <text:p text:style-name="P1"/>
        </draw:connector>
        <draw:connector draw:style-name="gr5" draw:text-style-name="P6" draw:layer="layout" draw:type="line" svg:x1="9.85cm" svg:y1="12.1cm" svg:x2="12.25cm" svg:y2="13.8cm" draw:start-shape="id25" draw:start-glue-point="2" draw:end-shape="id28" draw:end-glue-point="0">
          <text:p text:style-name="P1"/>
        </draw:connector>
        <draw:connector draw:style-name="gr5" draw:text-style-name="P6" draw:layer="layout" draw:type="line" svg:x1="18.25cm" svg:y1="12.1cm" svg:x2="15.95cm" svg:y2="13.8cm" draw:start-shape="id26" draw:start-glue-point="2" draw:end-shape="id29" draw:end-glue-point="0">
          <text:p text:style-name="P1"/>
        </draw:connector>
        <draw:connector draw:style-name="gr5" draw:text-style-name="P6" draw:layer="layout" draw:type="line" svg:x1="18.25cm" svg:y1="12.1cm" svg:x2="20.55cm" svg:y2="13.8cm" draw:start-shape="id26" draw:start-glue-point="2" draw:end-shape="id30" draw:end-glue-point="0">
          <text:p text:style-name="P1"/>
        </draw:connecto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Inserting 2-&gt;4</text:p>
          </draw:text-box>
        </draw:frame>
        <draw:rect draw:style-name="gr7" draw:text-style-name="P5" draw:id="id31" draw:layer="layout" svg:width="2.5cm" svg:height="2cm" svg:x="12.8cm" svg:y="6.8cm">
          <text:p text:style-name="P5">1 -&gt; 4</text:p>
          <text:p text:style-name="P5">1</text:p>
        </draw:rect>
        <draw:rect draw:style-name="gr6" draw:text-style-name="P5" draw:id="id33" draw:layer="layout" svg:width="2.5cm" svg:height="2cm" svg:x="17cm" svg:y="10.1cm">
          <text:p text:style-name="P5">3 -&gt; 4</text:p>
          <text:p text:style-name="P5">2</text:p>
        </draw:rect>
        <draw:rect draw:style-name="gr2" draw:text-style-name="P6" draw:id="id34" draw:layer="layout" svg:width="2.5cm" svg:height="2cm" svg:x="6.4cm" svg:y="13.8cm">
          <text:p text:style-name="P5">1 -&gt; 1</text:p>
          <text:p text:style-name="P5">0</text:p>
        </draw:rect>
        <draw:rect draw:style-name="gr6" draw:text-style-name="P5" draw:id="id35" draw:layer="layout" svg:width="2.5cm" svg:height="2cm" svg:x="11cm" svg:y="13.8cm">
          <text:p text:style-name="P5">2 -&gt; 2</text:p>
          <text:p text:style-name="P5">2</text:p>
        </draw:rect>
        <draw:rect draw:style-name="gr8" draw:text-style-name="P5" draw:id="id36" draw:layer="layout" svg:width="2.5cm" svg:height="2cm" svg:x="14.7cm" svg:y="13.8cm">
          <text:p text:style-name="P5">3 -&gt; 3</text:p>
          <text:p text:style-name="P5">3</text:p>
        </draw:rect>
        <draw:rect draw:style-name="gr7" draw:text-style-name="P5" draw:id="id32" draw:layer="layout" svg:width="2.5cm" svg:height="2cm" svg:x="8.6cm" svg:y="10.1cm">
          <text:p text:style-name="P5">1 -&gt; 2</text:p>
          <text:p text:style-name="P5">2</text:p>
        </draw:rect>
        <draw:rect draw:style-name="gr2" draw:text-style-name="P6" draw:id="id37" draw:layer="layout" svg:width="2.5cm" svg:height="2cm" svg:x="19.3cm" svg:y="13.8cm">
          <text:p text:style-name="P5">4 -&gt; 4</text:p>
          <text:p text:style-name="P5">0</text:p>
        </draw:rect>
        <draw:connector draw:style-name="gr5" draw:text-style-name="P6" draw:layer="layout" draw:type="line" svg:x1="14.05cm" svg:y1="8.8cm" svg:x2="9.85cm" svg:y2="10.1cm" draw:start-shape="id31" draw:start-glue-point="2" draw:end-shape="id32" draw:end-glue-point="0">
          <text:p text:style-name="P1"/>
        </draw:connector>
        <draw:connector draw:style-name="gr5" draw:text-style-name="P6" draw:layer="layout" draw:type="line" svg:x1="14.05cm" svg:y1="8.8cm" svg:x2="18.25cm" svg:y2="10.1cm" draw:start-shape="id31" draw:start-glue-point="2" draw:end-shape="id33" draw:end-glue-point="0">
          <text:p text:style-name="P1"/>
        </draw:connector>
        <draw:connector draw:style-name="gr5" draw:text-style-name="P6" draw:layer="layout" draw:type="line" svg:x1="9.85cm" svg:y1="12.1cm" svg:x2="7.65cm" svg:y2="13.8cm" draw:start-shape="id32" draw:start-glue-point="2" draw:end-shape="id34" draw:end-glue-point="0">
          <text:p text:style-name="P1"/>
        </draw:connector>
        <draw:connector draw:style-name="gr5" draw:text-style-name="P6" draw:layer="layout" draw:type="line" svg:x1="9.85cm" svg:y1="12.1cm" svg:x2="12.25cm" svg:y2="13.8cm" draw:start-shape="id32" draw:start-glue-point="2" draw:end-shape="id35" draw:end-glue-point="0">
          <text:p text:style-name="P1"/>
        </draw:connector>
        <draw:connector draw:style-name="gr5" draw:text-style-name="P6" draw:layer="layout" draw:type="line" svg:x1="18.25cm" svg:y1="12.1cm" svg:x2="15.95cm" svg:y2="13.8cm" draw:start-shape="id33" draw:start-glue-point="2" draw:end-shape="id36" draw:end-glue-point="0">
          <text:p text:style-name="P1"/>
        </draw:connector>
        <draw:connector draw:style-name="gr5" draw:text-style-name="P6" draw:layer="layout" draw:type="line" svg:x1="18.25cm" svg:y1="12.1cm" svg:x2="20.55cm" svg:y2="13.8cm" draw:start-shape="id33" draw:start-glue-point="2" draw:end-shape="id37" draw:end-glue-point="0">
          <text:p text:style-name="P1"/>
        </draw:connecto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Inserting 4-&gt;4</text:p>
          </draw:text-box>
        </draw:frame>
        <draw:rect draw:style-name="gr7" draw:text-style-name="P5" draw:id="id38" draw:layer="layout" svg:width="2.5cm" svg:height="2cm" svg:x="12.8cm" svg:y="6.8cm">
          <text:p text:style-name="P5">1 -&gt; 4</text:p>
          <text:p text:style-name="P5">1</text:p>
        </draw:rect>
        <draw:rect draw:style-name="gr7" draw:text-style-name="P5" draw:id="id40" draw:layer="layout" svg:width="2.5cm" svg:height="2cm" svg:x="17cm" svg:y="10.1cm">
          <text:p text:style-name="P5">3 -&gt; 4</text:p>
          <text:p text:style-name="P5">2</text:p>
        </draw:rect>
        <draw:rect draw:style-name="gr2" draw:text-style-name="P6" draw:id="id41" draw:layer="layout" svg:width="2.5cm" svg:height="2cm" svg:x="6.4cm" svg:y="13.8cm">
          <text:p text:style-name="P5">1 -&gt; 1</text:p>
          <text:p text:style-name="P5">0</text:p>
        </draw:rect>
        <draw:rect draw:style-name="gr8" draw:text-style-name="P5" draw:id="id42" draw:layer="layout" svg:width="2.5cm" svg:height="2cm" svg:x="11cm" svg:y="13.8cm">
          <text:p text:style-name="P5">2 -&gt; 2</text:p>
          <text:p text:style-name="P5">2</text:p>
        </draw:rect>
        <draw:rect draw:style-name="gr8" draw:text-style-name="P5" draw:id="id43" draw:layer="layout" svg:width="2.5cm" svg:height="2cm" svg:x="14.7cm" svg:y="13.8cm">
          <text:p text:style-name="P5">3 -&gt; 3</text:p>
          <text:p text:style-name="P5">3</text:p>
        </draw:rect>
        <draw:rect draw:style-name="gr8" draw:text-style-name="P5" draw:id="id39" draw:layer="layout" svg:width="2.5cm" svg:height="2cm" svg:x="8.6cm" svg:y="10.1cm">
          <text:p text:style-name="P5">1 -&gt; 2</text:p>
          <text:p text:style-name="P5">2</text:p>
        </draw:rect>
        <draw:rect draw:style-name="gr6" draw:text-style-name="P5" draw:id="id44" draw:layer="layout" svg:width="2.5cm" svg:height="2cm" svg:x="19.3cm" svg:y="13.8cm">
          <text:p text:style-name="P5">4 -&gt; 4</text:p>
          <text:p text:style-name="P5">1</text:p>
        </draw:rect>
        <draw:connector draw:style-name="gr5" draw:text-style-name="P6" draw:layer="layout" draw:type="line" svg:x1="14.05cm" svg:y1="8.8cm" svg:x2="9.85cm" svg:y2="10.1cm" draw:start-shape="id38" draw:start-glue-point="2" draw:end-shape="id39" draw:end-glue-point="0">
          <text:p text:style-name="P1"/>
        </draw:connector>
        <draw:connector draw:style-name="gr5" draw:text-style-name="P6" draw:layer="layout" draw:type="line" svg:x1="14.05cm" svg:y1="8.8cm" svg:x2="18.25cm" svg:y2="10.1cm" draw:start-shape="id38" draw:start-glue-point="2" draw:end-shape="id40" draw:end-glue-point="0">
          <text:p text:style-name="P1"/>
        </draw:connector>
        <draw:connector draw:style-name="gr5" draw:text-style-name="P6" draw:layer="layout" draw:type="line" svg:x1="9.85cm" svg:y1="12.1cm" svg:x2="7.65cm" svg:y2="13.8cm" draw:start-shape="id39" draw:start-glue-point="2" draw:end-shape="id41" draw:end-glue-point="0">
          <text:p text:style-name="P1"/>
        </draw:connector>
        <draw:connector draw:style-name="gr5" draw:text-style-name="P6" draw:layer="layout" draw:type="line" svg:x1="9.85cm" svg:y1="12.1cm" svg:x2="12.25cm" svg:y2="13.8cm" draw:start-shape="id39" draw:start-glue-point="2" draw:end-shape="id42" draw:end-glue-point="0">
          <text:p text:style-name="P1"/>
        </draw:connector>
        <draw:connector draw:style-name="gr5" draw:text-style-name="P6" draw:layer="layout" draw:type="line" svg:x1="18.25cm" svg:y1="12.1cm" svg:x2="15.95cm" svg:y2="13.8cm" draw:start-shape="id40" draw:start-glue-point="2" draw:end-shape="id43" draw:end-glue-point="0">
          <text:p text:style-name="P1"/>
        </draw:connector>
        <draw:connector draw:style-name="gr5" draw:text-style-name="P6" draw:layer="layout" draw:type="line" svg:x1="18.25cm" svg:y1="12.1cm" svg:x2="20.55cm" svg:y2="13.8cm" draw:start-shape="id40" draw:start-glue-point="2" draw:end-shape="id44" draw:end-glue-point="0">
          <text:p text:style-name="P1"/>
        </draw:connecto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Read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o find out how many of item C you have you traverse as if inserting range C-&gt;C.</text:p>
              </text:list-item>
            </text:list>
            <text:list text:style-name="L2">
              <text:list-item>
                <text:p text:style-name="P3">Each node you pass through, you increment a cou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Reading of 4</text:p>
          </draw:text-box>
        </draw:frame>
        <draw:rect draw:style-name="gr7" draw:text-style-name="P5" draw:id="id45" draw:layer="layout" svg:width="2.5cm" svg:height="2cm" svg:x="12.8cm" svg:y="6.8cm">
          <text:p text:style-name="P5">1 -&gt; 4</text:p>
          <text:p text:style-name="P5">1</text:p>
        </draw:rect>
        <draw:rect draw:style-name="gr7" draw:text-style-name="P5" draw:id="id47" draw:layer="layout" svg:width="2.5cm" svg:height="2cm" svg:x="17cm" svg:y="10.1cm">
          <text:p text:style-name="P5">3 -&gt; 4</text:p>
          <text:p text:style-name="P5">2</text:p>
        </draw:rect>
        <draw:rect draw:style-name="gr2" draw:text-style-name="P6" draw:id="id48" draw:layer="layout" svg:width="2.5cm" svg:height="2cm" svg:x="6.4cm" svg:y="13.8cm">
          <text:p text:style-name="P5">1 -&gt; 1</text:p>
          <text:p text:style-name="P5">0</text:p>
        </draw:rect>
        <draw:rect draw:style-name="gr8" draw:text-style-name="P5" draw:id="id49" draw:layer="layout" svg:width="2.5cm" svg:height="2cm" svg:x="11cm" svg:y="13.8cm">
          <text:p text:style-name="P5">2 -&gt; 2</text:p>
          <text:p text:style-name="P5">2</text:p>
        </draw:rect>
        <draw:rect draw:style-name="gr8" draw:text-style-name="P5" draw:id="id50" draw:layer="layout" svg:width="2.5cm" svg:height="2cm" svg:x="14.7cm" svg:y="13.8cm">
          <text:p text:style-name="P5">3 -&gt; 3</text:p>
          <text:p text:style-name="P5">3</text:p>
        </draw:rect>
        <draw:rect draw:style-name="gr8" draw:text-style-name="P5" draw:id="id46" draw:layer="layout" svg:width="2.5cm" svg:height="2cm" svg:x="8.6cm" svg:y="10.1cm">
          <text:p text:style-name="P5">1 -&gt; 2</text:p>
          <text:p text:style-name="P5">2</text:p>
        </draw:rect>
        <draw:rect draw:style-name="gr7" draw:text-style-name="P5" draw:id="id51" draw:layer="layout" svg:width="2.5cm" svg:height="2cm" svg:x="19.3cm" svg:y="13.8cm">
          <text:p text:style-name="P5">4 -&gt; 4</text:p>
          <text:p text:style-name="P5">1</text:p>
        </draw:rect>
        <draw:connector draw:style-name="gr5" draw:text-style-name="P6" draw:layer="layout" draw:type="line" svg:x1="14.05cm" svg:y1="8.8cm" svg:x2="9.85cm" svg:y2="10.1cm" draw:start-shape="id45" draw:start-glue-point="2" draw:end-shape="id46" draw:end-glue-point="0">
          <text:p text:style-name="P1"/>
        </draw:connector>
        <draw:connector draw:style-name="gr5" draw:text-style-name="P6" draw:layer="layout" draw:type="line" svg:x1="14.05cm" svg:y1="8.8cm" svg:x2="18.25cm" svg:y2="10.1cm" draw:start-shape="id45" draw:start-glue-point="2" draw:end-shape="id47" draw:end-glue-point="0">
          <text:p text:style-name="P1"/>
        </draw:connector>
        <draw:connector draw:style-name="gr5" draw:text-style-name="P6" draw:layer="layout" draw:type="line" svg:x1="9.85cm" svg:y1="12.1cm" svg:x2="7.65cm" svg:y2="13.8cm" draw:start-shape="id46" draw:start-glue-point="2" draw:end-shape="id48" draw:end-glue-point="0">
          <text:p text:style-name="P1"/>
        </draw:connector>
        <draw:connector draw:style-name="gr5" draw:text-style-name="P6" draw:layer="layout" draw:type="line" svg:x1="9.85cm" svg:y1="12.1cm" svg:x2="12.25cm" svg:y2="13.8cm" draw:start-shape="id46" draw:start-glue-point="2" draw:end-shape="id49" draw:end-glue-point="0">
          <text:p text:style-name="P1"/>
        </draw:connector>
        <draw:connector draw:style-name="gr5" draw:text-style-name="P6" draw:layer="layout" draw:type="line" svg:x1="18.25cm" svg:y1="12.1cm" svg:x2="15.95cm" svg:y2="13.8cm" draw:start-shape="id47" draw:start-glue-point="2" draw:end-shape="id50" draw:end-glue-point="0">
          <text:p text:style-name="P1"/>
        </draw:connector>
        <draw:connector draw:style-name="gr5" draw:text-style-name="P6" draw:layer="layout" draw:type="line" svg:x1="18.25cm" svg:y1="12.1cm" svg:x2="20.55cm" svg:y2="13.8cm" draw:start-shape="id47" draw:start-glue-point="2" draw:end-shape="id51" draw:end-glue-point="0">
          <text:p text:style-name="P1"/>
        </draw:connector>
        <draw:frame draw:style-name="gr9" draw:text-style-name="P7" draw:layer="layout" svg:width="19.789cm" svg:height="1.517cm" svg:x="4cm" svg:y="18.5cm">
          <draw:text-box>
            <text:p text:style-name="P1"><text:span text:style-name="T2">There are 1 + 2 + 1 = 4 items of item 4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Implementation in an Array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an be implemented in an array if using indexing from 1.</text:p>
              </text:list-item>
            </text:list>
            <text:list text:style-name="L2">
              <text:list-item>
                <text:list>
                  <text:list-item>
                    <text:p text:style-name="P4">Left tree index = current index *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ight tree index = current index * 2 + 1</text:p>
                  </text:list-item>
                </text:list>
              </text:list-item>
            </text:list>
            <text:list text:style-name="L2">
              <text:list-item>
                <text:p text:style-name="P3">Size of array: <text:s/></text:p>
              </text:list-item>
            </text:list>
          </draw:text-box>
        </draw:frame>
        <draw:frame draw:style-name="gr10" draw:layer="layout" svg:width="0.2cm" svg:height="0.469cm" svg:x="13.145cm" svg:y="10.1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3.498cm" svg:height="2.32cm" svg:x="10cm" svg:y="1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Array Indexes</text:p>
          </draw:text-box>
        </draw:frame>
        <draw:rect draw:style-name="gr2" draw:text-style-name="P6" draw:id="id52" draw:layer="layout" svg:width="2.5cm" svg:height="2cm" svg:x="12.8cm" svg:y="6.8cm">
          <text:p text:style-name="P5">1</text:p>
        </draw:rect>
        <draw:rect draw:style-name="gr2" draw:text-style-name="P6" draw:id="id54" draw:layer="layout" svg:width="2.5cm" svg:height="2cm" svg:x="17cm" svg:y="10.1cm">
          <text:p text:style-name="P5">3</text:p>
        </draw:rect>
        <draw:rect draw:style-name="gr2" draw:text-style-name="P6" draw:id="id55" draw:layer="layout" svg:width="2.5cm" svg:height="2cm" svg:x="6.4cm" svg:y="13.8cm">
          <text:p text:style-name="P5">4</text:p>
        </draw:rect>
        <draw:rect draw:style-name="gr2" draw:text-style-name="P6" draw:id="id56" draw:layer="layout" svg:width="2.5cm" svg:height="2cm" svg:x="11cm" svg:y="13.8cm">
          <text:p text:style-name="P5">5</text:p>
        </draw:rect>
        <draw:rect draw:style-name="gr2" draw:text-style-name="P6" draw:id="id57" draw:layer="layout" svg:width="2.5cm" svg:height="2cm" svg:x="14.7cm" svg:y="13.8cm">
          <text:p text:style-name="P5">6</text:p>
        </draw:rect>
        <draw:rect draw:style-name="gr2" draw:text-style-name="P6" draw:id="id53" draw:layer="layout" svg:width="2.5cm" svg:height="2cm" svg:x="8.6cm" svg:y="10.1cm">
          <text:p text:style-name="P5">2</text:p>
        </draw:rect>
        <draw:rect draw:style-name="gr2" draw:text-style-name="P6" draw:id="id58" draw:layer="layout" svg:width="2.5cm" svg:height="2cm" svg:x="19.3cm" svg:y="13.8cm">
          <text:p text:style-name="P5">7</text:p>
        </draw:rect>
        <draw:connector draw:style-name="gr5" draw:text-style-name="P6" draw:layer="layout" draw:type="line" svg:x1="14.05cm" svg:y1="8.8cm" svg:x2="9.85cm" svg:y2="10.1cm" draw:start-shape="id52" draw:start-glue-point="2" draw:end-shape="id53" draw:end-glue-point="0">
          <text:p text:style-name="P1"/>
        </draw:connector>
        <draw:connector draw:style-name="gr5" draw:text-style-name="P6" draw:layer="layout" draw:type="line" svg:x1="14.05cm" svg:y1="8.8cm" svg:x2="18.25cm" svg:y2="10.1cm" draw:start-shape="id52" draw:start-glue-point="2" draw:end-shape="id54" draw:end-glue-point="0">
          <text:p text:style-name="P1"/>
        </draw:connector>
        <draw:connector draw:style-name="gr5" draw:text-style-name="P6" draw:layer="layout" draw:type="line" svg:x1="9.85cm" svg:y1="12.1cm" svg:x2="7.65cm" svg:y2="13.8cm" draw:start-shape="id53" draw:start-glue-point="2" draw:end-shape="id55" draw:end-glue-point="0">
          <text:p text:style-name="P1"/>
        </draw:connector>
        <draw:connector draw:style-name="gr5" draw:text-style-name="P6" draw:layer="layout" draw:type="line" svg:x1="9.85cm" svg:y1="12.1cm" svg:x2="12.25cm" svg:y2="13.8cm" draw:start-shape="id53" draw:start-glue-point="2" draw:end-shape="id56" draw:end-glue-point="0">
          <text:p text:style-name="P1"/>
        </draw:connector>
        <draw:connector draw:style-name="gr5" draw:text-style-name="P6" draw:layer="layout" draw:type="line" svg:x1="18.25cm" svg:y1="12.1cm" svg:x2="15.95cm" svg:y2="13.8cm" draw:start-shape="id54" draw:start-glue-point="2" draw:end-shape="id57" draw:end-glue-point="0">
          <text:p text:style-name="P1"/>
        </draw:connector>
        <draw:connector draw:style-name="gr5" draw:text-style-name="P6" draw:layer="layout" draw:type="line" svg:x1="18.25cm" svg:y1="12.1cm" svg:x2="20.55cm" svg:y2="13.8cm" draw:start-shape="id54" draw:start-glue-point="2" draw:end-shape="id58" draw:end-glue-point="0">
          <text:p text:style-name="P1"/>
        </draw:connecto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16T21:21:35</meta:creation-date>
    <dc:date>2006-05-20T21:20:49</dc:date>
    <dc:language>en-US</dc:language>
    <meta:editing-cycles>52</meta:editing-cycles>
    <meta:editing-duration>PT2H25M22S</meta:editing-duration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i</math:mi>
          <math:mo math:stretchy="false">=</math:mo>
          <math:mn>0</math:mn>
        </math:mrow>
        <math:mrow>
          <math:mi math:fontstyle="italic">ceil</math:mi>
          <math:mrow>
            <math:mo math:stretchy="false"></math:mo>
            <math:mrow>
              <math:msub>
                <math:mi>log</math:mi>
                <math:mn>2</math:mn>
              </math:msub>
              <math:mi>n</math:mi>
            </math:mrow>
            <math:mo math:stretchy="false"></math:mo>
          </math:mrow>
        </math:mrow>
      </math:munderover>
      <math:msup>
        <math:mn>2</math:mn>
        <math:mi>i</math:mi>
      </math:msup>
    </math:mrow>
    <math:annotation math:encoding="StarMath 5.0">sum to{ceil(log_2{n})} from{i=0} 2^i</math:annotation>
  </math:semantics>
</math:math>
</file>